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7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8" table:formula="of:=SUM([.H4:.AL4])" table:style-name="ce23">
            <text:p>18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table:number-columns-repeated="3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8" table:formula="of:=SUM([.H5:.AL5])" table:style-name="ce23">
            <text:p>8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6" table:formula="of:=SUM([.H8:.AL8])" table:style-name="ce23">
            <text:p>26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0" table:formula="of:=SUM([.AF3:.AF7])" table:style-name="ce31">
            <text:p>0</text:p>
          </table:table-cell>
          <table:table-cell office:value-type="float" office:value="0" table:formula="of:=SUM([.AG3:.AG7])" table:style-name="ce31">
            <text:p>0</text:p>
          </table:table-cell>
          <table:table-cell office:value-type="float" office:value="0" table:formula="of:=SUM([.AH3:.AH7])" table:style-name="ce31">
            <text:p>0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4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26">
            <text:p>0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5-11-24T13:30:45Z</dc:date>
  </office:meta>
</office:document-meta>
</file>